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517cm"/>
    </style:style>
    <style:style style:name="Tableau1.B" style:family="table-column">
      <style:table-column-properties style:column-width="2.021cm"/>
    </style:style>
    <style:style style:name="Tableau1.C" style:family="table-column">
      <style:table-column-properties style:column-width="1.316cm"/>
    </style:style>
    <style:style style:name="Tableau1.D" style:family="table-column">
      <style:table-column-properties style:column-width="4.658cm"/>
    </style:style>
    <style:style style:name="Tableau1.E" style:family="table-column">
      <style:table-column-properties style:column-width="6.488cm"/>
    </style:style>
    <style:style style:name="Tableau1.A1" style:family="table-cell">
      <style:table-cell-properties style:vertical-align="middle" fo:padding="0.049cm" fo:border="0.05pt solid #000000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835b6009d122037e">
        <text:h text:style-name="P1" text:outline-level="1">Module : CamSE (Camera Smartphone)</text:h>
        <text:h text:style-name="P2" text:outline-level="2">Présentation</text:h>
        <text:p text:style-name="P3"><text:span text:style-name="T1">Le module </text:span><text:span text:style-name="Source_20_Text"><text:span text:style-name="T1">CamSE</text:span></text:span><text:span text:style-name="T1"> pilote les caméras physique du smartphone embarqué. Il s'appuie sur l'application Android </text:span><text:span text:style-name="T2">IP Webcam</text:span><text:span text:style-name="T1"> pour transformer le smartphone en caméra IP accessible via HTTP.</text:span></text:p>
        <text:h text:style-name="P2" text:outline-level="2">Fonctionnement technique</text:h>
        <text:p text:style-name="P3"><text:span text:style-name="T1">Le script </text:span><text:span text:style-name="Source_20_Text"><text:span text:style-name="T1">rz_camera_manager.sh</text:span></text:span><text:span text:style-name="T1"> gère l'interface entre les commandes VPIV reçues et les Intents Android (</text:span><text:span text:style-name="Source_20_Text"><text:span text:style-name="T1">am start</text:span></text:span><text:span text:style-name="T1">).</text:span></text:p>
        <text:list text:style-name="L1">
          <text:list-item>
            <text:p text:style-name="P4"><text:span text:style-name="T2">Instances :</text:span><text:span text:style-name="T1"> </text:span><text:span text:style-name="Source_20_Text"><text:span text:style-name="T1">front</text:span></text:span><text:span text:style-name="T1"> (avant) et </text:span><text:span text:style-name="Source_20_Text"><text:span text:style-name="T1">rear</text:span></text:span><text:span text:style-name="T1"> (arrière).</text:span></text:p>
          </text:list-item>
          <text:list-item>
            <text:p text:style-name="P4"><text:span text:style-name="T2">Priorité CPU :</text:span><text:span text:style-name="T1"> Si la charge CPU du SE dépasse 70%, le module bascule automatiquement sur un profil "optimized" (basse résolution/FPS) défini dans </text:span><text:span text:style-name="Source_20_Text"><text:span text:style-name="T1">cam_config.json</text:span></text:span><text:span text:style-name="T1">.</text:span></text:p>
          </text:list-item>
        </text:list>
        <text:h text:style-name="P2" text:outline-level="2">Tableau des Propriétés (VPIV)</text:h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header-rows>
            <table:table-row>
              <table:table-cell table:style-name="Tableau1.A1" office:value-type="string">
                <text:p text:style-name="P5"><text:span text:style-name="Strong_20_Emphasis"><text:span text:style-name="T1">Propriété</text:span></text:span></text:p>
              </table:table-cell>
              <table:table-cell table:style-name="Tableau1.A1" office:value-type="string">
                <text:p text:style-name="P5"><text:span text:style-name="Strong_20_Emphasis"><text:span text:style-name="T1">Direction</text:span></text:span></text:p>
              </table:table-cell>
              <table:table-cell table:style-name="Tableau1.A1" office:value-type="string">
                <text:p text:style-name="P5"><text:span text:style-name="Strong_20_Emphasis"><text:span text:style-name="T1">Type</text:span></text:span></text:p>
              </table:table-cell>
              <table:table-cell table:style-name="Tableau1.A1" office:value-type="string">
                <text:p text:style-name="P5"><text:span text:style-name="Strong_20_Emphasis"><text:span text:style-name="T1">Valeurs / Format</text:span></text:span></text:p>
              </table:table-cell>
              <table:table-cell table:style-name="Tableau1.A1" office:value-type="string">
                <text:p text:style-name="P5"><text:span text:style-name="Strong_20_Emphasis"><text:span text:style-name="T1">Description</text:span></text:span></text:p>
              </table:table-cell>
            </table:table-row>
          </table:table-header-rows>
          <table:table-row>
            <table:table-cell table:style-name="Tableau1.A1" office:value-type="string">
              <text:p text:style-name="P6">modeCam</text:p>
            </table:table-cell>
            <table:table-cell table:style-name="Tableau1.A1" office:value-type="string">
              <text:p text:style-name="P7">SP → SE</text:p>
            </table:table-cell>
            <table:table-cell table:style-name="Tableau1.A1" office:value-type="string">
              <text:p text:style-name="P7">enum</text:p>
            </table:table-cell>
            <table:table-cell table:style-name="Tableau1.A1" office:value-type="string">
              <text:p text:style-name="P8"><text:span text:style-name="Source_20_Text"><text:span text:style-name="T1">off</text:span></text:span><text:span text:style-name="T1">, </text:span><text:span text:style-name="Source_20_Text"><text:span text:style-name="T1">stream</text:span></text:span><text:span text:style-name="T1">, </text:span><text:span text:style-name="Source_20_Text"><text:span text:style-name="T1">snapshot</text:span></text:span></text:p>
            </table:table-cell>
            <table:table-cell table:style-name="Tableau1.A1" office:value-type="string">
              <text:p text:style-name="P7">Commande principale de démarrage/arrêt.</text:p>
            </table:table-cell>
          </table:table-row>
          <table:table-row>
            <table:table-cell table:style-name="Tableau1.A1" office:value-type="string">
              <text:p text:style-name="P6">paraCam</text:p>
            </table:table-cell>
            <table:table-cell table:style-name="Tableau1.A1" office:value-type="string">
              <text:p text:style-name="P7">SP → SE</text:p>
            </table:table-cell>
            <table:table-cell table:style-name="Tableau1.A1" office:value-type="string">
              <text:p text:style-name="P7">JSON</text:p>
            </table:table-cell>
            <table:table-cell table:style-name="Tableau1.A1" office:value-type="string">
              <text:p text:style-name="P8"><text:span text:style-name="Source_20_Text"><text:span text:style-name="T1">{res, fps, quality, urgDelay}</text:span></text:span></text:p>
            </table:table-cell>
            <table:table-cell table:style-name="Tableau1.A1" office:value-type="string">
              <text:p text:style-name="P7">Configuration de la capture.</text:p>
            </table:table-cell>
          </table:table-row>
          <table:table-row>
            <table:table-cell table:style-name="Tableau1.A1" office:value-type="string">
              <text:p text:style-name="P6">snap</text:p>
            </table:table-cell>
            <table:table-cell table:style-name="Tableau1.A1" office:value-type="string">
              <text:p text:style-name="P7">SP → SE</text:p>
            </table:table-cell>
            <table:table-cell table:style-name="Tableau1.A1" office:value-type="string">
              <text:p text:style-name="P7">bool</text:p>
            </table:table-cell>
            <table:table-cell table:style-name="Tableau1.A1" office:value-type="string">
              <text:p text:style-name="P8"><text:span text:style-name="Source_20_Text"><text:span text:style-name="T1">1</text:span></text:span></text:p>
            </table:table-cell>
            <table:table-cell table:style-name="Tableau1.A1" office:value-type="string">
              <text:p text:style-name="P7">Force une prise de vue immédiate.</text:p>
            </table:table-cell>
          </table:table-row>
          <table:table-row>
            <table:table-cell table:style-name="Tableau1.A1" office:value-type="string">
              <text:p text:style-name="P6">StreamURL</text:p>
            </table:table-cell>
            <table:table-cell table:style-name="Tableau1.A1" office:value-type="string">
              <text:p text:style-name="P7">SE → SP</text:p>
            </table:table-cell>
            <table:table-cell table:style-name="Tableau1.A1" office:value-type="string">
              <text:p text:style-name="P7">string</text:p>
            </table:table-cell>
            <table:table-cell table:style-name="Tableau1.A1" office:value-type="string">
              <text:p text:style-name="P8"><text:span text:style-name="Source_20_Text"><text:span text:style-name="T1">http://&lt;IP&gt;:8080/video</text:span></text:span></text:p>
            </table:table-cell>
            <table:table-cell table:style-name="Tableau1.A1" office:value-type="string">
              <text:p text:style-name="P7">URL du flux ou de l'image (ACK).</text:p>
            </table:table-cell>
          </table:table-row>
          <table:table-row>
            <table:table-cell table:style-name="Tableau1.A1" office:value-type="string">
              <text:p text:style-name="P6">error</text:p>
            </table:table-cell>
            <table:table-cell table:style-name="Tableau1.A1" office:value-type="string">
              <text:p text:style-name="P7">SE → SP</text:p>
            </table:table-cell>
            <table:table-cell table:style-name="Tableau1.A1" office:value-type="string">
              <text:p text:style-name="P7">Event</text:p>
            </table:table-cell>
            <table:table-cell table:style-name="Tableau1.A1" office:value-type="string">
              <text:p text:style-name="P8"><text:span text:style-name="Source_20_Text"><text:span text:style-name="T1">CODE_ERREUR</text:span></text:span></text:p>
            </table:table-cell>
            <table:table-cell table:style-name="Tableau1.A1" office:value-type="string">
              <text:p text:style-name="P7">Signal d'erreur critique (CAT=E).</text:p>
            </table:table-cell>
          </table:table-row>
        </table:table>
        <text:h text:style-name="P2" text:outline-level="2">Gestion des Erreurs et Sécurité</text:h>
        <text:p text:style-name="P3"><text:span text:style-name="T1">Le module intègre une logique de sécurité liée au mode de pilotage (</text:span><text:span text:style-name="Source_20_Text"><text:span text:style-name="T1">CfgS:typePtge</text:span></text:span><text:span text:style-name="T1">) :</text:span></text:p>
        <text:list text:style-name="L2">
          <text:list-item>
            <text:p text:style-name="P9"><text:span text:style-name="T2">Modes Visuels (0:Ecran, 2:Joystick) :</text:span><text:span text:style-name="T1"> En cas d'erreur caméra (</text:span><text:span text:style-name="Source_20_Text"><text:span text:style-name="T1">CAM_START_FAIL</text:span></text:span><text:span text:style-name="T1">), le système attend </text:span><text:span text:style-name="Source_20_Text"><text:span text:style-name="T1">urgDelay</text:span></text:span><text:span text:style-name="T1"> secondes avant de déclencher une urgence globale </text:span><text:span text:style-name="Source_20_Text"><text:span text:style-name="T1">URG_SENSOR_FAIL</text:span></text:span><text:span text:style-name="T1">.</text:span></text:p>
          </text:list-item>
          <text:list-item>
            <text:p text:style-name="P9"><text:span text:style-name="T2">Autres modes :</text:span><text:span text:style-name="T1"> L'erreur est simplement remontée comme une information </text:span><text:span text:style-name="Source_20_Text"><text:span text:style-name="T1">COM:error</text:span></text:span><text:span text:style-name="T1">.</text:span></text:p>
          </text:list-item>
        </text:list>
        <text:h text:style-name="P2" text:outline-level="2">Fichiers de configuration associés</text:h>
        <text:list text:style-name="L3">
          <text:list-item>
            <text:p text:style-name="P10"><text:span text:style-name="Source_20_Text"><text:span text:style-name="T1">config/sensors/cam_config.json</text:span></text:span><text:span text:style-name="T1"> : Stocke l'état courant et les profils CPU (normal/optimized).</text:span></text:p>
          </text:list-item>
          <text:list-item>
            <text:p text:style-name="P10"><text:span text:style-name="Source_20_Text"><text:span text:style-name="T1">config/global.json</text:span></text:span><text:span text:style-name="T1"> : Lecture de </text:span><text:span text:style-name="Source_20_Text"><text:span text:style-name="T1">.Sys.cpu</text:span></text:span><text:span text:style-name="T1"> et </text:span><text:span text:style-name="Source_20_Text"><text:span text:style-name="T1">.CfgS.typePtge</text:span></text:span><text:span text:style-name="T1">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23:18:24.678284400</meta:creation-date>
    <dc:date>2026-03-30T23:21:08.350888200</dc:date>
    <meta:editing-duration>PT2M44S</meta:editing-duration>
    <meta:editing-cycles>1</meta:editing-cycles>
    <meta:generator>LibreOffice/26.2.0.3$Windows_X86_64 LibreOffice_project/620$Build-3</meta:generator>
    <meta:document-statistic meta:table-count="1" meta:image-count="0" meta:object-count="0" meta:page-count="1" meta:paragraph-count="45" meta:word-count="232" meta:character-count="1547" meta:non-whitespace-character-count="1366"/>
  </office:meta>
</office:document-meta>
</file>